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DejaVu Math TeX Gyre" fo:font-size="11pt" fo:font-weight="normal" officeooo:rsid="000d8ff4" officeooo:paragraph-rsid="000d8ff4" style:font-size-asian="9.60000038146973pt" style:font-weight-asian="normal" style:font-size-complex="11pt" style:font-weight-complex="normal"/>
    </style:style>
    <style:style style:name="P2" style:family="paragraph" style:parent-style-name="Text_20_body">
      <style:text-properties style:font-name="DejaVu Math TeX Gyre" fo:font-size="11pt" fo:font-weight="normal" officeooo:rsid="000df407" officeooo:paragraph-rsid="000df407" style:font-size-asian="9.60000038146973pt" style:font-weight-asian="normal" style:font-size-complex="11pt" style:font-weight-complex="normal"/>
    </style:style>
    <style:style style:name="P3" style:family="paragraph" style:parent-style-name="Text_20_body">
      <style:text-properties style:font-name="DejaVu Math TeX Gyre" fo:font-size="11pt" fo:font-weight="normal" officeooo:rsid="00146dc4" officeooo:paragraph-rsid="00146dc4" style:font-size-asian="9.60000038146973pt" style:font-weight-asian="normal" style:font-size-complex="11pt" style:font-weight-complex="normal"/>
    </style:style>
    <style:style style:name="P4" style:family="paragraph" style:parent-style-name="Header">
      <style:text-properties fo:font-size="10pt" officeooo:rsid="000d8ff4" officeooo:paragraph-rsid="000d8ff4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officeooo:rsid="00146dc4"/>
    </style:style>
    <style:style style:name="T3" style:family="text">
      <style:text-properties officeooo:rsid="0014db9f"/>
    </style:style>
    <style:style style:name="T4" style:family="text">
      <style:text-properties officeooo:rsid="0016e4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GA for optimizing Shekel’s foxholes</text:span></text:p>
      <text:p text:style-name="P1"/>
      <text:p text:style-name="P1">I chose to program the GA using the C programming language to the gnu C99 standard. <text:s/>The program was compiled for a Linux system with make version 4.2.1 and gcc version 8.2.1.</text:p>
      <text:p text:style-name="P1">To compile, type “make” into the source directory containing the file “Makefile”. <text:s/></text:p>
      <text:p text:style-name="P1">To run the program, execute the file “main” (by typing “./main”). <text:s/>If you pass the commandline argument “0” (with “./main 0”), the program will use default values for population size, chromosone length and random seed.</text:p>
      <text:p text:style-name="P2">The GA encodes the genes in decimal and uses <text:span text:style-name="T2">the Island Model, where each chromosone is distinct and cross populate with other chromosones. <text:s/>Selection is done via</text:span> tournament selection, where pairs of genes are selected at random to ‘fight’. <text:s/>Either the least fit gene will be ‘killed’ or has a low chance of killing the fitter gene. <text:s/>The surviving genes then reproduce with crossover, and the cycle continues.</text:p>
      <text:p text:style-name="P3">Crossover works by selecting each digit of the gene, then giving a probability of 0.495 to use the digit from gene a, and the same for gene b. <text:s/>This leaves a probability of 0.01 to ‘mutate’ the digit. <text:s/>The crossover will produce 2n genes from n input genes, as half of the population would have been killed from the tournament selection. <text:s/>This works by breeding the <text:span text:style-name="T4">each gene with the next fittest, meaning each gene has bread twic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0d8ff4" officeooo:paragraph-rsid="000d8ff4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3044 Artificial Intelligence Long Coursework</text:p>
        <text:p text:style-name="MP1">Christopher Michael-Stokes<text:tab/>Reg.No: 160014860<text:tab/>Username: acsf37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14:33.119734794</meta:creation-date>
    <dc:date>2018-12-16T23:27:16.482953288</dc:date>
    <meta:editing-duration>PT48M43S</meta:editing-duration>
    <meta:editing-cycles>4</meta:editing-cycles>
    <meta:generator>LibreOffice/6.1.3.2$Linux_X86_64 LibreOffice_project/10$Build-2</meta:generator>
    <meta:document-statistic meta:table-count="0" meta:image-count="0" meta:object-count="0" meta:page-count="1" meta:paragraph-count="8" meta:word-count="241" meta:character-count="1462" meta:non-whitespace-character-count="1218"/>
  </office:meta>
</office:document-meta>
</file>